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ScannerTest.checkTime7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JSONScannerTest.isEOF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JSONScannerTest.checkTime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JSONScannerTest.checkTime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JSONScannerTest.checkTime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JSONScannerTest.checkTime1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JSONScannerTest.checkDate1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ONScannerTest.charArrayCompare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.isEO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JSONScannerTest.checkTime15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JSONScannerTest.isEOF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JSONScannerTest.checkDate8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ONScannerTest.checkDate16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ONScannerTest.info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JSONScannerTest.checkTime1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JSONScannerTest.checkTime1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JSONScannerTest.checkDate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ONScannerTest.checkDate15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ONScannerTest.charArrayCompare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.checkTime6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JSONScannerTest.checkDate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ONScannerTest.checkDate5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ONScannerTest.checkTime8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JSONScannerTest.checkDate1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ONScannerTest.checkDate1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ONScannerTest.checkDate7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ONScannerTest.checkTime1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JSONScannerTest.checkDate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ONScannerTest.checkDate17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ONScannerTest.checkTime16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JSONScannerTest.charArrayCompare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.checkDate1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ONScannerTest.checkDate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ONScannerTest.checkTime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JSONScannerTest.checkTime9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JSONScannerTest.checkTime17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JSONScannerTest.checkTime1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JSONScannerTest.checkDate1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ONScannerTest.checkDate6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ONScannerTest.checkTime5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JSONScannerTest.checkDate9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